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 train.py densenet 37; python train.py densenet 38; python train.py densenet 39; python train.py densenet 40</text:p>
      <text:p text:style-name="Standard">Using TensorFlow backend.</text:p>
      <text:p text:style-name="Standard">WARNING:tensorflow:From /home/mike/anaconda3/envs/tfgpu/lib/python3.7/site-packages/tensorflow/python/framework/op_def_library.py:263: colocate_with (from tensorflow.python.framework.ops) is deprecated and will be removed in a future version.</text:p>
      <text:p text:style-name="Standard">Instructions for updating:</text:p>
      <text:p text:style-name="Standard">Colocations handled automatically by placer.</text:p>
      <text:p text:style-name="Standard">2019-07-26 02:43:54.627573: I tensorflow/core/platform/cpu_feature_guard.cc:141] Your CPU supports instructions that this TensorFlow binary was not compiled to use: SSE4.1 SSE4.2 AVX AVX2 FMA</text:p>
      <text:p text:style-name="Standard">2019-07-26 02:43:54.653526: I tensorflow/core/platform/profile_utils/cpu_utils.cc:94] CPU Frequency: 3493390000 Hz</text:p>
      <text:p text:style-name="Standard">2019-07-26 02:43:54.655008: I tensorflow/compiler/xla/service/service.cc:150] XLA service 0x564244515930 executing computations on platform Host. Devices:</text:p>
      <text:p text:style-name="Standard">2019-07-26 02:43:54.655037: I tensorflow/compiler/xla/service/service.cc:158] <text:s text:c="2"/>StreamExecutor device (0): &lt;undefined&gt;, &lt;undefined&gt;</text:p>
      <text:p text:style-name="Standard">2019-07-26 02:43:54.800001: I tensorflow/stream_executor/cuda/cuda_gpu_executor.cc:998] successful NUMA node read from SysFS had negative value (-1), but there must be at least one NUMA node, so returning NUMA node zero</text:p>
      <text:p text:style-name="Standard">2019-07-26 02:43:54.800711: I tensorflow/core/common_runtime/gpu/gpu_device.cc:1433] Found device 0 with properties: </text:p>
      <text:p text:style-name="Standard">name: GeForce GTX 1070 major: 6 minor: 1 memoryClockRate(GHz): 1.7465</text:p>
      <text:p text:style-name="Standard">pciBusID: 0000:41:00.0</text:p>
      <text:p text:style-name="Standard">totalMemory: 7.93GiB freeMemory: 6.12GiB</text:p>
      <text:p text:style-name="Standard">2019-07-26 02:43:54.800730: I tensorflow/core/common_runtime/gpu/gpu_device.cc:1512] Adding visible gpu devices: 0</text:p>
      <text:p text:style-name="Standard">2019-07-26 02:43:54.801648: I tensorflow/core/common_runtime/gpu/gpu_device.cc:984] Device interconnect StreamExecutor with strength 1 edge matrix:</text:p>
      <text:p text:style-name="Standard">2019-07-26 02:43:54.801662: I tensorflow/core/common_runtime/gpu/gpu_device.cc:990] <text:s text:c="5"/>0 </text:p>
      <text:p text:style-name="Standard">2019-07-26 02:43:54.801668: I tensorflow/core/common_runtime/gpu/gpu_device.cc:1003] 0: <text:s text:c="2"/>N </text:p>
      <text:p text:style-name="Standard">2019-07-26 02:43:54.801760: I tensorflow/core/common_runtime/gpu/gpu_device.cc:1115] Created TensorFlow device (/job:localhost/replica:0/task:0/device:GPU:0 with 5950 MB memory) -&gt; physical GPU (device: 0, name: GeForce GTX 1070, pci bus id: 0000:41:00.0, compute capability: 6.1)</text:p>
      <text:p text:style-name="Standard">2019-07-26 02:43:54.803297: I tensorflow/compiler/xla/service/service.cc:150] XLA service 0x56424451a480 executing computations on platform CUDA. Devices:</text:p>
      <text:p text:style-name="Standard">2019-07-26 02:43:54.803314: I tensorflow/compiler/xla/service/service.cc:158] <text:s text:c="2"/>StreamExecutor device (0): GeForce GTX 1070, Compute Capability 6.1</text:p>
      <text:p text:style-name="Standard">WARNING:tensorflow:From /home/mike/anaconda3/envs/tfgpu/lib/python3.7/site-packages/keras/backend/tensorflow_backend.py:3445: calling dropout (from tensorflow.python.ops.nn_ops) with keep_prob is deprecated and will be removed in a future version.</text:p>
      <text:p text:style-name="Standard">Instructions for updating:</text:p>
      <text:p text:style-name="Standard">Please use `rate` instead of `keep_prob`. Rate should be set to `rate = 1 - keep_prob`.</text:p>
      <text:p text:style-name="Standard">WARNING:tensorflow:From /home/mike/Dropbox/Study/Innovation-Week-2019/model_definitions/densenet.py:133: to_float (from tensorflow.python.ops.math_ops) is deprecated and will be removed in a future version.</text:p>
      <text:p text:style-name="Standard">Instructions for updating:</text:p>
      <text:p text:style-name="Standard">Use tf.cast instead.</text:p>
      <text:p text:style-name="Standard"/>
      <text:p text:style-name="Standard">=====================</text:p>
      <text:p text:style-name="Standard"><text:soft-page-break/>Training densenet-037</text:p>
      <text:p text:style-name="Standard">=====================</text:p>
      <text:p text:style-name="Standard"/>
      <text:p text:style-name="Standard">WARNING:tensorflow:From /home/mike/anaconda3/envs/tfgpu/lib/python3.7/site-packages/tensorflow/python/ops/math_ops.py:3066: to_int32 (from tensorflow.python.ops.math_ops) is deprecated and will be removed in a future version.</text:p>
      <text:p text:style-name="Standard">Instructions for updating:</text:p>
      <text:p text:style-name="Standard">Use tf.cast instead.</text:p>
      <text:p text:style-name="Standard">Epoch 1/30</text:p>
      <text:p text:style-name="Standard">2019-07-26 02:44:37.727375: I tensorflow/stream_executor/dso_loader.cc:152] successfully opened CUDA library libcublas.so.10.0 locally</text:p>
      <text:p text:style-name="Standard">2019-07-26 02:44:38.602440: E tensorflow/stream_executor/cuda/cuda_dnn.cc:334] Could not create cudnn handle: CUDNN_STATUS_INTERNAL_ERROR</text:p>
      <text:p text:style-name="Standard">2019-07-26 02:44:38.606237: E tensorflow/stream_executor/cuda/cuda_dnn.cc:334] Could not create cudnn handle: CUDNN_STATUS_INTERNAL_ERROR</text:p>
      <text:p text:style-name="Standard">Traceback (most recent call last):</text:p>
      <text:p text:style-name="Standard"><text:s text:c="2"/>File "train.py", line 122, in &lt;module&gt;</text:p>
      <text:p text:style-name="Standard"><text:s text:c="4"/>verbose = verbose</text:p>
      <text:p text:style-name="Standard"><text:s text:c="2"/>File "/home/mike/anaconda3/envs/tfgpu/lib/python3.7/site-packages/keras/legacy/interfaces.py", line 91, in wrapper</text:p>
      <text:p text:style-name="Standard"><text:s text:c="4"/>return func(*args, **kwargs)</text:p>
      <text:p text:style-name="Standard"><text:s text:c="2"/>File "/home/mike/anaconda3/envs/tfgpu/lib/python3.7/site-packages/keras/engine/training.py", line 1418, in fit_generator</text:p>
      <text:p text:style-name="Standard"><text:s text:c="4"/>initial_epoch=initial_epoch)</text:p>
      <text:p text:style-name="Standard"><text:s text:c="2"/>File "/home/mike/anaconda3/envs/tfgpu/lib/python3.7/site-packages/keras/engine/training_generator.py", line 217, in fit_generator</text:p>
      <text:p text:style-name="Standard"><text:s text:c="4"/>class_weight=class_weight)</text:p>
      <text:p text:style-name="Standard"><text:s text:c="2"/>File "/home/mike/anaconda3/envs/tfgpu/lib/python3.7/site-packages/keras/engine/training.py", line 1217, in train_on_batch</text:p>
      <text:p text:style-name="Standard"><text:s text:c="4"/>outputs = self.train_function(ins)</text:p>
      <text:p text:style-name="Standard"><text:s text:c="2"/>File "/home/mike/anaconda3/envs/tfgpu/lib/python3.7/site-packages/keras/backend/tensorflow_backend.py", line 2715, in __call__</text:p>
      <text:p text:style-name="Standard"><text:s text:c="4"/>return self._call(inputs)</text:p>
      <text:p text:style-name="Standard"><text:s text:c="2"/>File "/home/mike/anaconda3/envs/tfgpu/lib/python3.7/site-packages/keras/backend/tensorflow_backend.py", line 2675, in _call</text:p>
      <text:p text:style-name="Standard"><text:s text:c="4"/>fetched = self._callable_fn(*array_vals)</text:p>
      <text:p text:style-name="Standard"><text:s text:c="2"/>File "/home/mike/anaconda3/envs/tfgpu/lib/python3.7/site-packages/tensorflow/python/client/session.py", line 1439, in __call__</text:p>
      <text:p text:style-name="Standard"><text:s text:c="4"/>run_metadata_ptr)</text:p>
      <text:p text:style-name="Standard"><text:s text:c="2"/>File "/home/mike/anaconda3/envs/tfgpu/lib/python3.7/site-packages/tensorflow/python/framework/errors_impl.py", line 528, in __exit__</text:p>
      <text:p text:style-name="Standard"><text:s text:c="4"/>c_api.TF_GetCode(self.status.status))</text:p>
      <text:p text:style-name="Standard">tensorflow.python.framework.errors_impl.UnknownError: Failed to get convolution algorithm. This is probably because cuDNN failed to initialize, so try looking to see if a warning log message was printed above.</text:p>
      <text:p text:style-name="Standard"><text:s text:c="9"/>[[{{node conv1/conv/convolution}}]]</text:p>
      <text:p text:style-name="Standard"><text:s text:c="9"/>[[{{node metrics/acc/Mean}}]]</text:p>
      <text:p text:style-name="Standard">Using TensorFlow backend.</text:p>
      <text:p text:style-name="Standard">WARNING:tensorflow:From /home/mike/anaconda3/envs/tfgpu/lib/python3.7/site-packages/tensorflow/python/framework/<text:soft-page-break/>op_def_library.py:263: colocate_with (from tensorflow.python.framework.ops) is deprecated and will be removed in a future version.</text:p>
      <text:p text:style-name="Standard">Instructions for updating:</text:p>
      <text:p text:style-name="Standard">Colocations handled automatically by placer.</text:p>
      <text:p text:style-name="Standard">2019-07-26 02:44:42.422009: I tensorflow/core/platform/cpu_feature_guard.cc:141] Your CPU supports instructions that this TensorFlow binary was not compiled to use: SSE4.1 SSE4.2 AVX AVX2 FMA</text:p>
      <text:p text:style-name="Standard">2019-07-26 02:44:42.449644: I tensorflow/core/platform/profile_utils/cpu_utils.cc:94] CPU Frequency: 3493390000 Hz</text:p>
      <text:p text:style-name="Standard">2019-07-26 02:44:42.451037: I tensorflow/compiler/xla/service/service.cc:150] XLA service 0x56467b6bbb80 executing computations on platform Host. Devices:</text:p>
      <text:p text:style-name="Standard">2019-07-26 02:44:42.451084: I tensorflow/compiler/xla/service/service.cc:158] <text:s text:c="2"/>StreamExecutor device (0): &lt;undefined&gt;, &lt;undefined&gt;</text:p>
      <text:p text:style-name="Standard">2019-07-26 02:44:42.566398: I tensorflow/stream_executor/cuda/cuda_gpu_executor.cc:998] successful NUMA node read from SysFS had negative value (-1), but there must be at least one NUMA node, so returning NUMA node zero</text:p>
      <text:p text:style-name="Standard">2019-07-26 02:44:42.567228: I tensorflow/core/common_runtime/gpu/gpu_device.cc:1433] Found device 0 with properties: </text:p>
      <text:p text:style-name="Standard">name: GeForce GTX 1070 major: 6 minor: 1 memoryClockRate(GHz): 1.7465</text:p>
      <text:p text:style-name="Standard">pciBusID: 0000:41:00.0</text:p>
      <text:p text:style-name="Standard">totalMemory: 7.93GiB freeMemory: 6.06GiB</text:p>
      <text:p text:style-name="Standard">2019-07-26 02:44:42.567248: I tensorflow/core/common_runtime/gpu/gpu_device.cc:1512] Adding visible gpu devices: 0</text:p>
      <text:p text:style-name="Standard">2019-07-26 02:44:42.568196: I tensorflow/core/common_runtime/gpu/gpu_device.cc:984] Device interconnect StreamExecutor with strength 1 edge matrix:</text:p>
      <text:p text:style-name="Standard">2019-07-26 02:44:42.568211: I tensorflow/core/common_runtime/gpu/gpu_device.cc:990] <text:s text:c="5"/>0 </text:p>
      <text:p text:style-name="Standard">2019-07-26 02:44:42.568216: I tensorflow/core/common_runtime/gpu/gpu_device.cc:1003] 0: <text:s text:c="2"/>N </text:p>
      <text:p text:style-name="Standard">2019-07-26 02:44:42.568316: I tensorflow/core/common_runtime/gpu/gpu_device.cc:1115] Created TensorFlow device (/job:localhost/replica:0/task:0/device:GPU:0 with 5895 MB memory) -&gt; physical GPU (device: 0, name: GeForce GTX 1070, pci bus id: 0000:41:00.0, compute capability: 6.1)</text:p>
      <text:p text:style-name="Standard">2019-07-26 02:44:42.570484: I tensorflow/compiler/xla/service/service.cc:150] XLA service 0x56467b39ce30 executing computations on platform CUDA. Devices:</text:p>
      <text:p text:style-name="Standard">2019-07-26 02:44:42.570522: I tensorflow/compiler/xla/service/service.cc:158] <text:s text:c="2"/>StreamExecutor device (0): GeForce GTX 1070, Compute Capability 6.1</text:p>
      <text:p text:style-name="Standard">WARNING:tensorflow:From /home/mike/anaconda3/envs/tfgpu/lib/python3.7/site-packages/keras/backend/tensorflow_backend.py:3445: calling dropout (from tensorflow.python.ops.nn_ops) with keep_prob is deprecated and will be removed in a future version.</text:p>
      <text:p text:style-name="Standard">Instructions for updating:</text:p>
      <text:p text:style-name="Standard">Please use `rate` instead of `keep_prob`. Rate should be set to `rate = 1 - keep_prob`.</text:p>
      <text:p text:style-name="Standard">WARNING:tensorflow:From /home/mike/Dropbox/Study/Innovation-Week-2019/model_definitions/densenet.py:133: to_float (from tensorflow.python.ops.math_ops) is deprecated and will be removed in a future version.</text:p>
      <text:p text:style-name="Standard">Instructions for updating:</text:p>
      <text:p text:style-name="Standard">Use tf.cast instead.</text:p>
      <text:p text:style-name="Standard"/>
      <text:p text:style-name="Standard">=====================</text:p>
      <text:p text:style-name="Standard">Training densenet-038</text:p>
      <text:p text:style-name="Standard">=====================</text:p>
      <text:p text:style-name="Standard"/>
      <text:p text:style-name="Standard">WARNING:tensorflow:From /home/mike/anaconda3/envs/tfgpu/lib/python3.7/site-packages/tensorflow/python/ops/<text:soft-page-break/>math_ops.py:3066: to_int32 (from tensorflow.python.ops.math_ops) is deprecated and will be removed in a future version.</text:p>
      <text:p text:style-name="Standard">Instructions for updating:</text:p>
      <text:p text:style-name="Standard">Use tf.cast instead.</text:p>
      <text:p text:style-name="Standard">Epoch 1/30</text:p>
      <text:p text:style-name="Standard">2019-07-26 02:45:24.500645: I tensorflow/stream_executor/dso_loader.cc:152] successfully opened CUDA library libcublas.so.10.0 locally</text:p>
      <text:p text:style-name="Standard">707/707 [==============================] - 201s 284ms/step - loss: 0.9647 - acc: 0.1537 - val_loss: 1.0004 - val_acc: 0.0569</text:p>
      <text:p text:style-name="Standard">val_kappa: -0.0072</text:p>
      <text:p text:style-name="Standard">Validation Kappa has improved. Saving model.</text:p>
      <text:p text:style-name="Standard">Epoch 2/30</text:p>
      <text:p text:style-name="Standard">707/707 [==============================] - 178s 252ms/step - loss: 0.9335 - acc: 0.2527 - val_loss: 0.9983 - val_acc: 0.0664</text:p>
      <text:p text:style-name="Standard">val_kappa: 0.0337</text:p>
      <text:p text:style-name="Standard">Validation Kappa has improved. Saving model.</text:p>
      <text:p text:style-name="Standard">Epoch 3/30</text:p>
      <text:p text:style-name="Standard">707/707 [==============================] - 177s 250ms/step - loss: 0.8690 - acc: 0.4451 - val_loss: 1.0010 - val_acc: 0.2423</text:p>
      <text:p text:style-name="Standard">val_kappa: -0.0020</text:p>
      <text:p text:style-name="Standard">Epoch 4/30</text:p>
      <text:p text:style-name="Standard">707/707 [==============================] - 176s 250ms/step - loss: 0.8623 - acc: 0.3887 - val_loss: 0.9978 - val_acc: 0.2406</text:p>
      <text:p text:style-name="Standard">val_kappa: 0.1537</text:p>
      <text:p text:style-name="Standard">Validation Kappa has improved. Saving model.</text:p>
      <text:p text:style-name="Standard">Epoch 5/30</text:p>
      <text:p text:style-name="Standard">707/707 [==============================] - 177s 250ms/step - loss: 0.8529 - acc: 0.3356 - val_loss: 0.9988 - val_acc: 0.3939</text:p>
      <text:p text:style-name="Standard">val_kappa: 0.1707</text:p>
      <text:p text:style-name="Standard">Validation Kappa has improved. Saving model.</text:p>
      <text:p text:style-name="Standard">Epoch 6/30</text:p>
      <text:p text:style-name="Standard">707/707 [==============================] - 176s 249ms/step - loss: 0.8433 - acc: 0.3548 - val_loss: 0.9989 - val_acc: 0.3995</text:p>
      <text:p text:style-name="Standard">val_kappa: 0.1803</text:p>
      <text:p text:style-name="Standard">Validation Kappa has improved. Saving model.</text:p>
      <text:p text:style-name="Standard">Epoch 7/30</text:p>
      <text:p text:style-name="Standard">707/707 [==============================] - 177s 250ms/step - loss: 0.8366 - acc: 0.4301 - val_loss: 0.9998 - val_acc: 0.5443</text:p>
      <text:p text:style-name="Standard"/>
      <text:p text:style-name="Standard">Epoch 00007: ReduceLROnPlateau reducing learning rate to 5.0000002374872565e-05.</text:p>
      <text:p text:style-name="Standard">val_kappa: 0.1822</text:p>
      <text:p text:style-name="Standard">Validation Kappa has improved. Saving model.</text:p>
      <text:p text:style-name="Standard">Epoch 8/30</text:p>
      <text:p text:style-name="Standard">707/707 [==============================] - 177s 250ms/step - loss: 0.8101 - acc: 0.4108 - val_loss: 0.9996 - val_acc: 0.3886</text:p>
      <text:p text:style-name="Standard">val_kappa: 0.2035</text:p>
      <text:p text:style-name="Standard">Validation Kappa has improved. Saving model.</text:p>
      <text:p text:style-name="Standard">Epoch 9/30</text:p>
      <text:p text:style-name="Standard">707/707 [==============================] - 177s 250ms/step - loss: 0.8346 - acc: 0.4089 - val_loss: 1.0002 - val_acc: 0.4652</text:p>
      <text:p text:style-name="Standard">val_kappa: 0.2179</text:p>
      <text:p text:style-name="Standard">Validation Kappa has improved. Saving model.</text:p>
      <text:p text:style-name="Standard"><text:soft-page-break/>Epoch 10/30</text:p>
      <text:p text:style-name="Standard">707/707 [==============================] - 177s 250ms/step - loss: 0.8132 - acc: 0.4173 - val_loss: 0.9997 - val_acc: 0.4437</text:p>
      <text:p text:style-name="Standard"/>
      <text:p text:style-name="Standard">Epoch 00010: ReduceLROnPlateau reducing learning rate to 5.000000237487257e-06.</text:p>
      <text:p text:style-name="Standard">val_kappa: 0.2178</text:p>
      <text:p text:style-name="Standard">Epoch 11/30</text:p>
      <text:p text:style-name="Standard">707/707 [==============================] - 177s 250ms/step - loss: 0.8130 - acc: 0.4476 - val_loss: 0.9997 - val_acc: 0.4762</text:p>
      <text:p text:style-name="Standard">val_kappa: 0.2229</text:p>
      <text:p text:style-name="Standard">Validation Kappa has improved. Saving model.</text:p>
      <text:p text:style-name="Standard">Epoch 12/30</text:p>
      <text:p text:style-name="Standard">707/707 [==============================] - 177s 250ms/step - loss: 0.8218 - acc: 0.4431 - val_loss: 0.9997 - val_acc: 0.4822</text:p>
      <text:p text:style-name="Standard">val_kappa: 0.2219</text:p>
      <text:p text:style-name="Standard">Epoch 13/30</text:p>
      <text:p text:style-name="Standard">707/707 [==============================] - 177s 250ms/step - loss: 0.8038 - acc: 0.4493 - val_loss: 0.9999 - val_acc: 0.4889</text:p>
      <text:p text:style-name="Standard"/>
      <text:p text:style-name="Standard">Epoch 00013: ReduceLROnPlateau reducing learning rate to 5.000000328436726e-07.</text:p>
      <text:p text:style-name="Standard">val_kappa: 0.2237</text:p>
      <text:p text:style-name="Standard">Validation Kappa has improved. Saving model.</text:p>
      <text:p text:style-name="Standard">Epoch 14/30</text:p>
      <text:p text:style-name="Standard">707/707 [==============================] - 177s 250ms/step - loss: 0.8176 - acc: 0.4453 - val_loss: 0.9997 - val_acc: 0.4878</text:p>
      <text:p text:style-name="Standard">val_kappa: 0.2231</text:p>
      <text:p text:style-name="Standard">Epoch 15/30</text:p>
      <text:p text:style-name="Standard">707/707 [==============================] - 177s 250ms/step - loss: 0.8091 - acc: 0.4460 - val_loss: 0.9997 - val_acc: 0.4853</text:p>
      <text:p text:style-name="Standard">val_kappa: 0.2229</text:p>
      <text:p text:style-name="Standard">Epoch 16/30</text:p>
      <text:p text:style-name="Standard">707/707 [==============================] - 177s 250ms/step - loss: 0.8294 - acc: 0.4478 - val_loss: 0.9997 - val_acc: 0.4868</text:p>
      <text:p text:style-name="Standard"/>
      <text:p text:style-name="Standard">Epoch 00016: ReduceLROnPlateau reducing learning rate to 5.000000555810402e-08.</text:p>
      <text:p text:style-name="Standard">val_kappa: 0.2226</text:p>
      <text:p text:style-name="Standard">Epoch 17/30</text:p>
      <text:p text:style-name="Standard">707/707 [==============================] - 177s 250ms/step - loss: 0.8076 - acc: 0.4440 - val_loss: 0.9997 - val_acc: 0.4857</text:p>
      <text:p text:style-name="Standard">val_kappa: 0.2217</text:p>
      <text:p text:style-name="Standard">Epoch 18/30</text:p>
      <text:p text:style-name="Standard">707/707 [==============================] - 177s 250ms/step - loss: 0.8186 - acc: 0.4489 - val_loss: 0.9997 - val_acc: 0.4860</text:p>
      <text:p text:style-name="Standard">val_kappa: 0.2246</text:p>
      <text:p text:style-name="Standard">Validation Kappa has improved. Saving model.</text:p>
      <text:p text:style-name="Standard">Epoch 19/30</text:p>
      <text:p text:style-name="Standard">707/707 [==============================] - 177s 250ms/step - loss: 0.8369 - acc: 0.4458 - val_loss: 0.9998 - val_acc: 0.4860</text:p>
      <text:p text:style-name="Standard"/>
      <text:p text:style-name="Standard">Epoch 00019: ReduceLROnPlateau reducing learning rate to 5.000000413701855e-09.</text:p>
      <text:p text:style-name="Standard">val_kappa: 0.2233</text:p>
      <text:p text:style-name="Standard">Epoch 20/30</text:p>
      <text:p text:style-name="Standard"><text:soft-page-break/>707/707 [==============================] - 177s 250ms/step - loss: 0.8150 - acc: 0.4455 - val_loss: 0.9997 - val_acc: 0.4910</text:p>
      <text:p text:style-name="Standard">val_kappa: 0.2230</text:p>
      <text:p text:style-name="Standard">Epoch 21/30</text:p>
      <text:p text:style-name="Standard">707/707 [==============================] - 177s 250ms/step - loss: 0.8171 - acc: 0.4484 - val_loss: 0.9997 - val_acc: 0.4822</text:p>
      <text:p text:style-name="Standard">val_kappa: 0.2241</text:p>
      <text:p text:style-name="Standard">Epoch 22/30</text:p>
      <text:p text:style-name="Standard">707/707 [==============================] - 177s 250ms/step - loss: 0.8045 - acc: 0.4460 - val_loss: 0.9997 - val_acc: 0.4892</text:p>
      <text:p text:style-name="Standard"/>
      <text:p text:style-name="Standard">Epoch 00022: ReduceLROnPlateau reducing learning rate to 5.000000413701855e-10.</text:p>
      <text:p text:style-name="Standard">val_kappa: 0.2233</text:p>
      <text:p text:style-name="Standard">Epoch 23/30</text:p>
      <text:p text:style-name="Standard">707/707 [==============================] - 177s 250ms/step - loss: 0.8377 - acc: 0.4420 - val_loss: 0.9997 - val_acc: 0.4864</text:p>
      <text:p text:style-name="Standard">val_kappa: 0.2233</text:p>
      <text:p text:style-name="Standard">Epoch 24/30</text:p>
      <text:p text:style-name="Standard">707/707 [==============================] - 177s 250ms/step - loss: 0.8290 - acc: 0.4487 - val_loss: 0.9997 - val_acc: 0.4850</text:p>
      <text:p text:style-name="Standard">val_kappa: 0.2253</text:p>
      <text:p text:style-name="Standard">Validation Kappa has improved. Saving model.</text:p>
      <text:p text:style-name="Standard">Epoch 25/30</text:p>
      <text:p text:style-name="Standard">707/707 [==============================] - 177s 250ms/step - loss: 0.8095 - acc: 0.4505 - val_loss: 0.9997 - val_acc: 0.4931</text:p>
      <text:p text:style-name="Standard"/>
      <text:p text:style-name="Standard">Epoch 00025: ReduceLROnPlateau reducing learning rate to 5.000000413701855e-11.</text:p>
      <text:p text:style-name="Standard">val_kappa: 0.2232</text:p>
      <text:p text:style-name="Standard">Epoch 26/30</text:p>
      <text:p text:style-name="Standard">707/707 [==============================] - 177s 250ms/step - loss: 0.8254 - acc: 0.4486 - val_loss: 0.9997 - val_acc: 0.4906</text:p>
      <text:p text:style-name="Standard">val_kappa: 0.2231</text:p>
      <text:p text:style-name="Standard">Epoch 27/30</text:p>
      <text:p text:style-name="Standard">707/707 [==============================] - 177s 250ms/step - loss: 0.8332 - acc: 0.4418 - val_loss: 0.9997 - val_acc: 0.4846</text:p>
      <text:p text:style-name="Standard">val_kappa: 0.2253</text:p>
      <text:p text:style-name="Standard">Epoch 28/30</text:p>
      <text:p text:style-name="Standard">707/707 [==============================] - 177s 250ms/step - loss: 0.8098 - acc: 0.4524 - val_loss: 0.9997 - val_acc: 0.4896</text:p>
      <text:p text:style-name="Standard"/>
      <text:p text:style-name="Standard">Epoch 00028: ReduceLROnPlateau reducing learning rate to 5.000000413701855e-12.</text:p>
      <text:p text:style-name="Standard">val_kappa: 0.2240</text:p>
      <text:p text:style-name="Standard">Epoch 29/30</text:p>
      <text:p text:style-name="Standard">707/707 [==============================] - 177s 250ms/step - loss: 0.8103 - acc: 0.4458 - val_loss: 0.9997 - val_acc: 0.4878</text:p>
      <text:p text:style-name="Standard">val_kappa: 0.2243</text:p>
      <text:p text:style-name="Standard">Epoch 30/30</text:p>
      <text:p text:style-name="Standard">707/707 [==============================] - 177s 250ms/step - loss: 0.8181 - acc: 0.4443 - val_loss: 0.9997 - val_acc: 0.4885</text:p>
      <text:p text:style-name="Standard">val_kappa: 0.2234</text:p>
      <text:p text:style-name="Standard">Traceback (most recent call last):</text:p>
      <text:p text:style-name="Standard"><text:s text:c="2"/>File "train.py", line 127, in &lt;module&gt;</text:p>
      <text:p text:style-name="Standard"><text:soft-page-break/><text:s text:c="4"/>model = load_model(os.path.join(model_path, model_name) + '_best.h5')</text:p>
      <text:p text:style-name="Standard"><text:s text:c="2"/>File "/home/mike/anaconda3/envs/tfgpu/lib/python3.7/site-packages/keras/engine/saving.py", line 419, in load_model</text:p>
      <text:p text:style-name="Standard"><text:s text:c="4"/>model = _deserialize_model(f, custom_objects, compile)</text:p>
      <text:p text:style-name="Standard"><text:s text:c="2"/>File "/home/mike/anaconda3/envs/tfgpu/lib/python3.7/site-packages/keras/engine/saving.py", line 312, in _deserialize_model</text:p>
      <text:p text:style-name="Standard"><text:s text:c="4"/>sample_weight_mode=sample_weight_mode)</text:p>
      <text:p text:style-name="Standard"><text:s text:c="2"/>File "/home/mike/anaconda3/envs/tfgpu/lib/python3.7/site-packages/keras/engine/training.py", line 139, in compile</text:p>
      <text:p text:style-name="Standard"><text:s text:c="4"/>loss_function = losses.get(loss)</text:p>
      <text:p text:style-name="Standard"><text:s text:c="2"/>File "/home/mike/anaconda3/envs/tfgpu/lib/python3.7/site-packages/keras/losses.py", line 133, in get</text:p>
      <text:p text:style-name="Standard"><text:s text:c="4"/>return deserialize(identifier)</text:p>
      <text:p text:style-name="Standard"><text:s text:c="2"/>File "/home/mike/anaconda3/envs/tfgpu/lib/python3.7/site-packages/keras/losses.py", line 114, in deserialize</text:p>
      <text:p text:style-name="Standard"><text:s text:c="4"/>printable_module_name='loss function')</text:p>
      <text:p text:style-name="Standard"><text:s text:c="2"/>File "/home/mike/anaconda3/envs/tfgpu/lib/python3.7/site-packages/keras/utils/generic_utils.py", line 165, in deserialize_keras_object</text:p>
      <text:p text:style-name="Standard"><text:s text:c="4"/>':' + function_name)</text:p>
      <text:p text:style-name="Standard">ValueError: Unknown loss function:kappa_loss</text:p>
      <text:p text:style-name="Standard">Using TensorFlow backend.</text:p>
      <text:p text:style-name="Standard">WARNING:tensorflow:From /home/mike/anaconda3/envs/tfgpu/lib/python3.7/site-packages/tensorflow/python/framework/op_def_library.py:263: colocate_with (from tensorflow.python.framework.ops) is deprecated and will be removed in a future version.</text:p>
      <text:p text:style-name="Standard">Instructions for updating:</text:p>
      <text:p text:style-name="Standard">Colocations handled automatically by placer.</text:p>
      <text:p text:style-name="Standard">2019-07-26 04:21:50.593877: I tensorflow/core/platform/cpu_feature_guard.cc:141] Your CPU supports instructions that this TensorFlow binary was not compiled to use: SSE4.1 SSE4.2 AVX AVX2 FMA</text:p>
      <text:p text:style-name="Standard">2019-07-26 04:21:50.621550: I tensorflow/core/platform/profile_utils/cpu_utils.cc:94] CPU Frequency: 3493390000 Hz</text:p>
      <text:p text:style-name="Standard">2019-07-26 04:21:50.623075: I tensorflow/compiler/xla/service/service.cc:150] XLA service 0x5582b30bf150 executing computations on platform Host. Devices:</text:p>
      <text:p text:style-name="Standard">2019-07-26 04:21:50.623123: I tensorflow/compiler/xla/service/service.cc:158] <text:s text:c="2"/>StreamExecutor device (0): &lt;undefined&gt;, &lt;undefined&gt;</text:p>
      <text:p text:style-name="Standard">2019-07-26 04:21:50.713883: I tensorflow/stream_executor/cuda/cuda_gpu_executor.cc:998] successful NUMA node read from SysFS had negative value (-1), but there must be at least one NUMA node, so returning NUMA node zero</text:p>
      <text:p text:style-name="Standard">2019-07-26 04:21:50.714556: I tensorflow/core/common_runtime/gpu/gpu_device.cc:1433] Found device 0 with properties: </text:p>
      <text:p text:style-name="Standard">name: GeForce GTX 1070 major: 6 minor: 1 memoryClockRate(GHz): 1.7465</text:p>
      <text:p text:style-name="Standard">pciBusID: 0000:41:00.0</text:p>
      <text:p text:style-name="Standard">totalMemory: 7.93GiB freeMemory: 6.16GiB</text:p>
      <text:p text:style-name="Standard">2019-07-26 04:21:50.714575: I tensorflow/core/common_runtime/gpu/gpu_device.cc:1512] Adding visible gpu devices: 0</text:p>
      <text:p text:style-name="Standard">2019-07-26 04:21:50.715439: I tensorflow/core/common_runtime/gpu/gpu_device.cc:984] Device interconnect StreamExecutor with strength 1 edge matrix:</text:p>
      <text:p text:style-name="Standard">2019-07-26 04:21:50.715451: I tensorflow/core/common_runtime/gpu/gpu_device.cc:990] <text:s text:c="5"/>0 </text:p>
      <text:p text:style-name="Standard">2019-07-26 04:21:50.715456: I tensorflow/core/common_runtime/gpu/gpu_device.cc:1003] 0: <text:s text:c="2"/>N </text:p>
      <text:p text:style-name="Standard">2019-07-26 04:21:50.715548: I tensorflow/core/common_runtime/gpu/gpu_device.cc:1115] Created TensorFlow device (/job:localhost/replica:0/task:0/device:GPU:0 with 5993 MB memory) -<text:soft-page-break/>&gt; physical GPU (device: 0, name: GeForce GTX 1070, pci bus id: 0000:41:00.0, compute capability: 6.1)</text:p>
      <text:p text:style-name="Standard">2019-07-26 04:21:50.717318: I tensorflow/compiler/xla/service/service.cc:150] XLA service 0x5582b2dc3260 executing computations on platform CUDA. Devices:</text:p>
      <text:p text:style-name="Standard">2019-07-26 04:21:50.717335: I tensorflow/compiler/xla/service/service.cc:158] <text:s text:c="2"/>StreamExecutor device (0): GeForce GTX 1070, Compute Capability 6.1</text:p>
      <text:p text:style-name="Standard">WARNING:tensorflow:From /home/mike/anaconda3/envs/tfgpu/lib/python3.7/site-packages/keras/backend/tensorflow_backend.py:3445: calling dropout (from tensorflow.python.ops.nn_ops) with keep_prob is deprecated and will be removed in a future version.</text:p>
      <text:p text:style-name="Standard">Instructions for updating:</text:p>
      <text:p text:style-name="Standard">Please use `rate` instead of `keep_prob`. Rate should be set to `rate = 1 - keep_prob`.</text:p>
      <text:p text:style-name="Standard">WARNING:tensorflow:From /home/mike/Dropbox/Study/Innovation-Week-2019/model_definitions/densenet.py:133: to_float (from tensorflow.python.ops.math_ops) is deprecated and will be removed in a future version.</text:p>
      <text:p text:style-name="Standard">Instructions for updating:</text:p>
      <text:p text:style-name="Standard">Use tf.cast instead.</text:p>
      <text:p text:style-name="Standard"/>
      <text:p text:style-name="Standard">=====================</text:p>
      <text:p text:style-name="Standard">Training densenet-039</text:p>
      <text:p text:style-name="Standard">=====================</text:p>
      <text:p text:style-name="Standard"/>
      <text:p text:style-name="Standard">WARNING:tensorflow:From /home/mike/anaconda3/envs/tfgpu/lib/python3.7/site-packages/tensorflow/python/ops/math_ops.py:3066: to_int32 (from tensorflow.python.ops.math_ops) is deprecated and will be removed in a future version.</text:p>
      <text:p text:style-name="Standard">Instructions for updating:</text:p>
      <text:p text:style-name="Standard">Use tf.cast instead.</text:p>
      <text:p text:style-name="Standard">Epoch 1/30</text:p>
      <text:p text:style-name="Standard">2019-07-26 04:22:16.177355: I tensorflow/stream_executor/dso_loader.cc:152] successfully opened CUDA library libcublas.so.10.0 locally</text:p>
      <text:p text:style-name="Standard">707/707 [==============================] - 125s 177ms/step - loss: 0.9567 - acc: 0.2107 - val_loss: 0.9992 - val_acc: 0.3405</text:p>
      <text:p text:style-name="Standard">val_kappa: 0.2204</text:p>
      <text:p text:style-name="Standard">Validation Kappa has improved. Saving model.</text:p>
      <text:p text:style-name="Standard">Epoch 2/30</text:p>
      <text:p text:style-name="Standard">707/707 [==============================] - 116s 165ms/step - loss: 0.8264 - acc: 0.3506 - val_loss: 1.0001 - val_acc: 0.6122</text:p>
      <text:p text:style-name="Standard">val_kappa: 0.4890</text:p>
      <text:p text:style-name="Standard">Validation Kappa has improved. Saving model.</text:p>
      <text:p text:style-name="Standard">Epoch 3/30</text:p>
      <text:p text:style-name="Standard">707/707 [==============================] - 116s 164ms/step - loss: 0.6882 - acc: 0.5012 - val_loss: 0.9999 - val_acc: 0.6687</text:p>
      <text:p text:style-name="Standard">val_kappa: 0.5763</text:p>
      <text:p text:style-name="Standard">Validation Kappa has improved. Saving model.</text:p>
      <text:p text:style-name="Standard">Epoch 4/30</text:p>
      <text:p text:style-name="Standard">707/707 [==============================] - 116s 164ms/step - loss: 0.6099 - acc: 0.5713 - val_loss: 0.9996 - val_acc: 0.6920</text:p>
      <text:p text:style-name="Standard"/>
      <text:p text:style-name="Standard">Epoch 00004: ReduceLROnPlateau reducing learning rate to 4.999999873689376e-06.</text:p>
      <text:p text:style-name="Standard">val_kappa: 0.5531</text:p>
      <text:p text:style-name="Standard">Epoch 5/30</text:p>
      <text:p text:style-name="Standard"><text:soft-page-break/>707/707 [==============================] - 116s 164ms/step - loss: 0.5536 - acc: 0.6011 - val_loss: 1.0001 - val_acc: 0.6514</text:p>
      <text:p text:style-name="Standard">val_kappa: 0.6343</text:p>
      <text:p text:style-name="Standard">Validation Kappa has improved. Saving model.</text:p>
      <text:p text:style-name="Standard">Epoch 6/30</text:p>
      <text:p text:style-name="Standard">707/707 [==============================] - 116s 164ms/step - loss: 0.5400 - acc: 0.6106 - val_loss: 1.0002 - val_acc: 0.6602</text:p>
      <text:p text:style-name="Standard">val_kappa: 0.6436</text:p>
      <text:p text:style-name="Standard">Validation Kappa has improved. Saving model.</text:p>
      <text:p text:style-name="Standard">Epoch 7/30</text:p>
      <text:p text:style-name="Standard">707/707 [==============================] - 116s 165ms/step - loss: 0.5179 - acc: 0.6127 - val_loss: 1.0000 - val_acc: 0.6517</text:p>
      <text:p text:style-name="Standard"/>
      <text:p text:style-name="Standard">Epoch 00007: ReduceLROnPlateau reducing learning rate to 4.999999873689376e-07.</text:p>
      <text:p text:style-name="Standard">val_kappa: 0.6244</text:p>
      <text:p text:style-name="Standard">Epoch 8/30</text:p>
      <text:p text:style-name="Standard">707/707 [==============================] - 116s 164ms/step - loss: 0.5188 - acc: 0.6148 - val_loss: 1.0000 - val_acc: 0.6535</text:p>
      <text:p text:style-name="Standard">val_kappa: 0.6247</text:p>
      <text:p text:style-name="Standard">Epoch 9/30</text:p>
      <text:p text:style-name="Standard">707/707 [==============================] - 116s 165ms/step - loss: 0.5108 - acc: 0.6180 - val_loss: 1.0000 - val_acc: 0.6545</text:p>
      <text:p text:style-name="Standard">val_kappa: 0.6258</text:p>
      <text:p text:style-name="Standard">Epoch 10/30</text:p>
      <text:p text:style-name="Standard">707/707 [==============================] - 116s 164ms/step - loss: 0.5168 - acc: 0.6151 - val_loss: 1.0001 - val_acc: 0.6492</text:p>
      <text:p text:style-name="Standard"/>
      <text:p text:style-name="Standard">Epoch 00010: ReduceLROnPlateau reducing learning rate to 4.999999987376214e-08.</text:p>
      <text:p text:style-name="Standard">val_kappa: 0.6239</text:p>
      <text:p text:style-name="Standard">Epoch 11/30</text:p>
      <text:p text:style-name="Standard">707/707 [==============================] - 116s 164ms/step - loss: 0.5350 - acc: 0.6155 - val_loss: 1.0001 - val_acc: 0.6514</text:p>
      <text:p text:style-name="Standard">val_kappa: 0.6210</text:p>
      <text:p text:style-name="Standard">Epoch 12/30</text:p>
      <text:p text:style-name="Standard">707/707 [==============================] - 116s 164ms/step - loss: 0.5199 - acc: 0.6208 - val_loss: 1.0000 - val_acc: 0.6524</text:p>
      <text:p text:style-name="Standard">val_kappa: 0.6267</text:p>
      <text:p text:style-name="Standard">Epoch 13/30</text:p>
      <text:p text:style-name="Standard">707/707 [==============================] - 116s 164ms/step - loss: 0.5231 - acc: 0.6161 - val_loss: 1.0000 - val_acc: 0.6595</text:p>
      <text:p text:style-name="Standard"/>
      <text:p text:style-name="Standard">Epoch 00013: ReduceLROnPlateau reducing learning rate to 5.000000058430488e-09.</text:p>
      <text:p text:style-name="Standard">val_kappa: 0.6435</text:p>
      <text:p text:style-name="Standard">Epoch 14/30</text:p>
      <text:p text:style-name="Standard">707/707 [==============================] - 116s 164ms/step - loss: 0.5190 - acc: 0.6148 - val_loss: 1.0001 - val_acc: 0.6524</text:p>
      <text:p text:style-name="Standard">val_kappa: 0.6248</text:p>
      <text:p text:style-name="Standard">Epoch 15/30</text:p>
      <text:p text:style-name="Standard">707/707 [==============================] - 116s 164ms/step - loss: 0.5120 - acc: 0.6170 - val_loss: 1.0001 - val_acc: 0.6461</text:p>
      <text:p text:style-name="Standard">val_kappa: 0.6190</text:p>
      <text:p text:style-name="Standard">Epoch 16/30</text:p>
      <text:p text:style-name="Standard"><text:soft-page-break/>707/707 [==============================] - 116s 164ms/step - loss: 0.5219 - acc: 0.6168 - val_loss: 1.0000 - val_acc: 0.6503</text:p>
      <text:p text:style-name="Standard"/>
      <text:p text:style-name="Standard">Epoch 00016: ReduceLROnPlateau reducing learning rate to 4.999999969612646e-10.</text:p>
      <text:p text:style-name="Standard">val_kappa: 0.6255</text:p>
      <text:p text:style-name="Standard">Epoch 17/30</text:p>
      <text:p text:style-name="Standard">707/707 [==============================] - 116s 164ms/step - loss: 0.5173 - acc: 0.6172 - val_loss: 1.0001 - val_acc: 0.6499</text:p>
      <text:p text:style-name="Standard">val_kappa: 0.6260</text:p>
      <text:p text:style-name="Standard">Epoch 18/30</text:p>
      <text:p text:style-name="Standard">707/707 [==============================] - 116s 164ms/step - loss: 0.5048 - acc: 0.6198 - val_loss: 1.0000 - val_acc: 0.6521</text:p>
      <text:p text:style-name="Standard">val_kappa: 0.6263</text:p>
      <text:p text:style-name="Standard">Epoch 19/30</text:p>
      <text:p text:style-name="Standard">707/707 [==============================] - 116s 164ms/step - loss: 0.5190 - acc: 0.6170 - val_loss: 1.0001 - val_acc: 0.6489</text:p>
      <text:p text:style-name="Standard"/>
      <text:p text:style-name="Standard">Epoch 00019: ReduceLROnPlateau reducing learning rate to 4.999999858590343e-11.</text:p>
      <text:p text:style-name="Standard">val_kappa: 0.6261</text:p>
      <text:p text:style-name="Standard">Epoch 20/30</text:p>
      <text:p text:style-name="Standard">707/707 [==============================] - 116s 164ms/step - loss: 0.5125 - acc: 0.6180 - val_loss: 1.0001 - val_acc: 0.6464</text:p>
      <text:p text:style-name="Standard">val_kappa: 0.6188</text:p>
      <text:p text:style-name="Standard">Epoch 21/30</text:p>
      <text:p text:style-name="Standard">707/707 [==============================] - 116s 164ms/step - loss: 0.5228 - acc: 0.6182 - val_loss: 1.0001 - val_acc: 0.6503</text:p>
      <text:p text:style-name="Standard">val_kappa: 0.6202</text:p>
      <text:p text:style-name="Standard">Epoch 22/30</text:p>
      <text:p text:style-name="Standard">707/707 [==============================] - 116s 164ms/step - loss: 0.5291 - acc: 0.6124 - val_loss: 1.0001 - val_acc: 0.6446</text:p>
      <text:p text:style-name="Standard"/>
      <text:p text:style-name="Standard">Epoch 00022: ReduceLROnPlateau reducing learning rate to 4.999999719812465e-12.</text:p>
      <text:p text:style-name="Standard">val_kappa: 0.6174</text:p>
      <text:p text:style-name="Standard">Epoch 23/30</text:p>
      <text:p text:style-name="Standard">707/707 [==============================] - 116s 164ms/step - loss: 0.5048 - acc: 0.6166 - val_loss: 1.0001 - val_acc: 0.6507</text:p>
      <text:p text:style-name="Standard">val_kappa: 0.6239</text:p>
      <text:p text:style-name="Standard">Epoch 24/30</text:p>
      <text:p text:style-name="Standard">707/707 [==============================] - 116s 164ms/step - loss: 0.5201 - acc: 0.6137 - val_loss: 1.0001 - val_acc: 0.6454</text:p>
      <text:p text:style-name="Standard">val_kappa: 0.6171</text:p>
      <text:p text:style-name="Standard">Epoch 25/30</text:p>
      <text:p text:style-name="Standard">707/707 [==============================] - 116s 164ms/step - loss: 0.5226 - acc: 0.6222 - val_loss: 1.0001 - val_acc: 0.6503</text:p>
      <text:p text:style-name="Standard"/>
      <text:p text:style-name="Standard">Epoch 00025: ReduceLROnPlateau reducing learning rate to 4.999999546340118e-13.</text:p>
      <text:p text:style-name="Standard">val_kappa: 0.6286</text:p>
      <text:p text:style-name="Standard">Epoch 26/30</text:p>
      <text:p text:style-name="Standard">707/707 [==============================] - 116s 164ms/step - loss: 0.5225 - acc: 0.6135 - val_loss: 1.0001 - val_acc: 0.6439</text:p>
      <text:p text:style-name="Standard">val_kappa: 0.6167</text:p>
      <text:p text:style-name="Standard">Epoch 27/30</text:p>
      <text:p text:style-name="Standard"><text:soft-page-break/>707/707 [==============================] - 116s 164ms/step - loss: 0.5262 - acc: 0.6138 - val_loss: 1.0001 - val_acc: 0.6496</text:p>
      <text:p text:style-name="Standard">val_kappa: 0.6234</text:p>
      <text:p text:style-name="Standard">Epoch 28/30</text:p>
      <text:p text:style-name="Standard">707/707 [==============================] - 116s 164ms/step - loss: 0.5304 - acc: 0.6117 - val_loss: 1.0001 - val_acc: 0.6503</text:p>
      <text:p text:style-name="Standard"/>
      <text:p text:style-name="Standard">Epoch 00028: ReduceLROnPlateau reducing learning rate to 4.9999994379199e-14.</text:p>
      <text:p text:style-name="Standard">val_kappa: 0.6226</text:p>
      <text:p text:style-name="Standard">Epoch 29/30</text:p>
      <text:p text:style-name="Standard">707/707 [==============================] - 116s 164ms/step - loss: 0.5113 - acc: 0.6166 - val_loss: 1.0001 - val_acc: 0.6528</text:p>
      <text:p text:style-name="Standard">val_kappa: 0.6256</text:p>
      <text:p text:style-name="Standard">Epoch 30/30</text:p>
      <text:p text:style-name="Standard">707/707 [==============================] - 116s 164ms/step - loss: 0.5196 - acc: 0.6160 - val_loss: 1.0001 - val_acc: 0.6485</text:p>
      <text:p text:style-name="Standard">val_kappa: 0.6253</text:p>
      <text:p text:style-name="Standard">Traceback (most recent call last):</text:p>
      <text:p text:style-name="Standard"><text:s text:c="2"/>File "train.py", line 127, in &lt;module&gt;</text:p>
      <text:p text:style-name="Standard"><text:s text:c="4"/>model = load_model(os.path.join(model_path, model_name) + '_best.h5')</text:p>
      <text:p text:style-name="Standard"><text:s text:c="2"/>File "/home/mike/anaconda3/envs/tfgpu/lib/python3.7/site-packages/keras/engine/saving.py", line 419, in load_model</text:p>
      <text:p text:style-name="Standard"><text:s text:c="4"/>model = _deserialize_model(f, custom_objects, compile)</text:p>
      <text:p text:style-name="Standard"><text:s text:c="2"/>File "/home/mike/anaconda3/envs/tfgpu/lib/python3.7/site-packages/keras/engine/saving.py", line 312, in _deserialize_model</text:p>
      <text:p text:style-name="Standard"><text:s text:c="4"/>sample_weight_mode=sample_weight_mode)</text:p>
      <text:p text:style-name="Standard"><text:s text:c="2"/>File "/home/mike/anaconda3/envs/tfgpu/lib/python3.7/site-packages/keras/engine/training.py", line 139, in compile</text:p>
      <text:p text:style-name="Standard"><text:s text:c="4"/>loss_function = losses.get(loss)</text:p>
      <text:p text:style-name="Standard"><text:s text:c="2"/>File "/home/mike/anaconda3/envs/tfgpu/lib/python3.7/site-packages/keras/losses.py", line 133, in get</text:p>
      <text:p text:style-name="Standard"><text:s text:c="4"/>return deserialize(identifier)</text:p>
      <text:p text:style-name="Standard"><text:s text:c="2"/>File "/home/mike/anaconda3/envs/tfgpu/lib/python3.7/site-packages/keras/losses.py", line 114, in deserialize</text:p>
      <text:p text:style-name="Standard"><text:s text:c="4"/>printable_module_name='loss function')</text:p>
      <text:p text:style-name="Standard"><text:s text:c="2"/>File "/home/mike/anaconda3/envs/tfgpu/lib/python3.7/site-packages/keras/utils/generic_utils.py", line 165, in deserialize_keras_object</text:p>
      <text:p text:style-name="Standard"><text:s text:c="4"/>':' + function_name)</text:p>
      <text:p text:style-name="Standard">ValueError: Unknown loss function:kappa_loss</text:p>
      <text:p text:style-name="Standard">Using TensorFlow backend.</text:p>
      <text:p text:style-name="Standard">WARNING:tensorflow:From /home/mike/anaconda3/envs/tfgpu/lib/python3.7/site-packages/tensorflow/python/framework/op_def_library.py:263: colocate_with (from tensorflow.python.framework.ops) is deprecated and will be removed in a future version.</text:p>
      <text:p text:style-name="Standard">Instructions for updating:</text:p>
      <text:p text:style-name="Standard">Colocations handled automatically by placer.</text:p>
      <text:p text:style-name="Standard">2019-07-26 05:25:12.865381: I tensorflow/core/platform/cpu_feature_guard.cc:141] Your CPU supports instructions that this TensorFlow binary was not compiled to use: SSE4.1 SSE4.2 AVX AVX2 FMA</text:p>
      <text:p text:style-name="Standard">2019-07-26 05:25:12.897580: I tensorflow/core/platform/profile_utils/cpu_utils.cc:94] CPU Frequency: 3493390000 Hz</text:p>
      <text:p text:style-name="Standard"><text:soft-page-break/>2019-07-26 05:25:12.899087: I tensorflow/compiler/xla/service/service.cc:150] XLA service 0x55ea66b24860 executing computations on platform Host. Devices:</text:p>
      <text:p text:style-name="Standard">2019-07-26 05:25:12.899138: I tensorflow/compiler/xla/service/service.cc:158] <text:s text:c="2"/>StreamExecutor device (0): &lt;undefined&gt;, &lt;undefined&gt;</text:p>
      <text:p text:style-name="Standard">2019-07-26 05:25:12.991376: I tensorflow/stream_executor/cuda/cuda_gpu_executor.cc:998] successful NUMA node read from SysFS had negative value (-1), but there must be at least one NUMA node, so returning NUMA node zero</text:p>
      <text:p text:style-name="Standard">2019-07-26 05:25:12.992047: I tensorflow/core/common_runtime/gpu/gpu_device.cc:1433] Found device 0 with properties: </text:p>
      <text:p text:style-name="Standard">name: GeForce GTX 1070 major: 6 minor: 1 memoryClockRate(GHz): 1.7465</text:p>
      <text:p text:style-name="Standard">pciBusID: 0000:41:00.0</text:p>
      <text:p text:style-name="Standard">totalMemory: 7.93GiB freeMemory: 6.16GiB</text:p>
      <text:p text:style-name="Standard">2019-07-26 05:25:12.992066: I tensorflow/core/common_runtime/gpu/gpu_device.cc:1512] Adding visible gpu devices: 0</text:p>
      <text:p text:style-name="Standard">2019-07-26 05:25:12.992928: I tensorflow/core/common_runtime/gpu/gpu_device.cc:984] Device interconnect StreamExecutor with strength 1 edge matrix:</text:p>
      <text:p text:style-name="Standard">2019-07-26 05:25:12.992939: I tensorflow/core/common_runtime/gpu/gpu_device.cc:990] <text:s text:c="5"/>0 </text:p>
      <text:p text:style-name="Standard">2019-07-26 05:25:12.992944: I tensorflow/core/common_runtime/gpu/gpu_device.cc:1003] 0: <text:s text:c="2"/>N </text:p>
      <text:p text:style-name="Standard">2019-07-26 05:25:12.993031: I tensorflow/core/common_runtime/gpu/gpu_device.cc:1115] Created TensorFlow device (/job:localhost/replica:0/task:0/device:GPU:0 with 5993 MB memory) -&gt; physical GPU (device: 0, name: GeForce GTX 1070, pci bus id: 0000:41:00.0, compute capability: 6.1)</text:p>
      <text:p text:style-name="Standard">2019-07-26 05:25:12.994610: I tensorflow/compiler/xla/service/service.cc:150] XLA service 0x55ea66805c90 executing computations on platform CUDA. Devices:</text:p>
      <text:p text:style-name="Standard">2019-07-26 05:25:12.994627: I tensorflow/compiler/xla/service/service.cc:158] <text:s text:c="2"/>StreamExecutor device (0): GeForce GTX 1070, Compute Capability 6.1</text:p>
      <text:p text:style-name="Standard">WARNING:tensorflow:From /home/mike/anaconda3/envs/tfgpu/lib/python3.7/site-packages/keras/backend/tensorflow_backend.py:3445: calling dropout (from tensorflow.python.ops.nn_ops) with keep_prob is deprecated and will be removed in a future version.</text:p>
      <text:p text:style-name="Standard">Instructions for updating:</text:p>
      <text:p text:style-name="Standard">Please use `rate` instead of `keep_prob`. Rate should be set to `rate = 1 - keep_prob`.</text:p>
      <text:p text:style-name="Standard">WARNING:tensorflow:From /home/mike/Dropbox/Study/Innovation-Week-2019/model_definitions/densenet.py:133: to_float (from tensorflow.python.ops.math_ops) is deprecated and will be removed in a future version.</text:p>
      <text:p text:style-name="Standard">Instructions for updating:</text:p>
      <text:p text:style-name="Standard">Use tf.cast instead.</text:p>
      <text:p text:style-name="Standard"/>
      <text:p text:style-name="Standard">=====================</text:p>
      <text:p text:style-name="Standard">Training densenet-040</text:p>
      <text:p text:style-name="Standard">=====================</text:p>
      <text:p text:style-name="Standard"/>
      <text:p text:style-name="Standard">WARNING:tensorflow:From /home/mike/anaconda3/envs/tfgpu/lib/python3.7/site-packages/tensorflow/python/ops/math_ops.py:3066: to_int32 (from tensorflow.python.ops.math_ops) is deprecated and will be removed in a future version.</text:p>
      <text:p text:style-name="Standard">Instructions for updating:</text:p>
      <text:p text:style-name="Standard">Use tf.cast instead.</text:p>
      <text:p text:style-name="Standard">Epoch 1/30</text:p>
      <text:p text:style-name="Standard">2019-07-26 05:25:38.464172: I tensorflow/stream_executor/dso_loader.cc:152] successfully opened CUDA library libcublas.so.10.0 locally</text:p>
      <text:p text:style-name="Standard">707/707 [==============================] - 125s 177ms/step - loss: 1.3680 - acc: 0.3904 - val_loss: 1.4160 - val_acc: 0.5535</text:p>
      <text:p text:style-name="Standard"><text:soft-page-break/>val_kappa: 0.2890</text:p>
      <text:p text:style-name="Standard">Validation Kappa has improved. Saving model.</text:p>
      <text:p text:style-name="Standard">Epoch 2/30</text:p>
      <text:p text:style-name="Standard">707/707 [==============================] - 116s 165ms/step - loss: 1.1774 - acc: 0.5515 - val_loss: 1.4070 - val_acc: 0.6227</text:p>
      <text:p text:style-name="Standard">val_kappa: 0.4754</text:p>
      <text:p text:style-name="Standard">Validation Kappa has improved. Saving model.</text:p>
      <text:p text:style-name="Standard">Epoch 3/30</text:p>
      <text:p text:style-name="Standard">707/707 [==============================] - 116s 164ms/step - loss: 1.0444 - acc: 0.6237 - val_loss: 1.3962 - val_acc: 0.6528</text:p>
      <text:p text:style-name="Standard">val_kappa: 0.5155</text:p>
      <text:p text:style-name="Standard">Validation Kappa has improved. Saving model.</text:p>
      <text:p text:style-name="Standard">Epoch 4/30</text:p>
      <text:p text:style-name="Standard">707/707 [==============================] - 116s 164ms/step - loss: 0.9730 - acc: 0.6482 - val_loss: 1.3855 - val_acc: 0.6814</text:p>
      <text:p text:style-name="Standard">val_kappa: 0.5933</text:p>
      <text:p text:style-name="Standard">Validation Kappa has improved. Saving model.</text:p>
      <text:p text:style-name="Standard">Epoch 5/30</text:p>
      <text:p text:style-name="Standard">707/707 [==============================] - 116s 164ms/step - loss: 0.9251 - acc: 0.6623 - val_loss: 1.3746 - val_acc: 0.5267</text:p>
      <text:p text:style-name="Standard">val_kappa: 0.2873</text:p>
      <text:p text:style-name="Standard">Epoch 6/30</text:p>
      <text:p text:style-name="Standard">707/707 [==============================] - 116s 164ms/step - loss: 0.8871 - acc: 0.6651 - val_loss: 1.3623 - val_acc: 0.6775</text:p>
      <text:p text:style-name="Standard">val_kappa: 0.6370</text:p>
      <text:p text:style-name="Standard">Validation Kappa has improved. Saving model.</text:p>
      <text:p text:style-name="Standard">Epoch 7/30</text:p>
      <text:p text:style-name="Standard">707/707 [==============================] - 116s 164ms/step - loss: 0.8572 - acc: 0.6678 - val_loss: 1.3509 - val_acc: 0.6923</text:p>
      <text:p text:style-name="Standard">val_kappa: 0.6596</text:p>
      <text:p text:style-name="Standard">Validation Kappa has improved. Saving model.</text:p>
      <text:p text:style-name="Standard">Epoch 8/30</text:p>
      <text:p text:style-name="Standard">707/707 [==============================] - 116s 164ms/step - loss: 0.8132 - acc: 0.6679 - val_loss: 1.3389 - val_acc: 0.6750</text:p>
      <text:p text:style-name="Standard">val_kappa: 0.6787</text:p>
      <text:p text:style-name="Standard">Validation Kappa has improved. Saving model.</text:p>
      <text:p text:style-name="Standard">Epoch 9/30</text:p>
      <text:p text:style-name="Standard">707/707 [==============================] - 116s 164ms/step - loss: 0.7982 - acc: 0.6734 - val_loss: 1.3263 - val_acc: 0.6489</text:p>
      <text:p text:style-name="Standard">val_kappa: 0.6479</text:p>
      <text:p text:style-name="Standard">Epoch 10/30</text:p>
      <text:p text:style-name="Standard">707/707 [==============================] - 116s 164ms/step - loss: 0.7685 - acc: 0.6697 - val_loss: 1.3140 - val_acc: 0.6323</text:p>
      <text:p text:style-name="Standard">val_kappa: 0.6057</text:p>
      <text:p text:style-name="Standard">Epoch 11/30</text:p>
      <text:p text:style-name="Standard">707/707 [==============================] - 116s 164ms/step - loss: 0.7317 - acc: 0.6748 - val_loss: 1.3013 - val_acc: 0.6941</text:p>
      <text:p text:style-name="Standard">val_kappa: 0.6813</text:p>
      <text:p text:style-name="Standard">Validation Kappa has improved. Saving model.</text:p>
      <text:p text:style-name="Standard">Epoch 12/30</text:p>
      <text:p text:style-name="Standard">707/707 [==============================] - 116s 164ms/step - loss: 0.7316 - acc: 0.6662 - val_loss: 1.2885 - val_acc: 0.6249</text:p>
      <text:p text:style-name="Standard"><text:soft-page-break/>val_kappa: 0.6930</text:p>
      <text:p text:style-name="Standard">Validation Kappa has improved. Saving model.</text:p>
      <text:p text:style-name="Standard">Epoch 13/30</text:p>
      <text:p text:style-name="Standard">707/707 [==============================] - 116s 164ms/step - loss: 0.7096 - acc: 0.6697 - val_loss: 1.2770 - val_acc: 0.7040</text:p>
      <text:p text:style-name="Standard">val_kappa: 0.7047</text:p>
      <text:p text:style-name="Standard">Validation Kappa has improved. Saving model.</text:p>
      <text:p text:style-name="Standard">Epoch 14/30</text:p>
      <text:p text:style-name="Standard">707/707 [==============================] - 116s 164ms/step - loss: 0.6818 - acc: 0.6749 - val_loss: 1.2650 - val_acc: 0.6492</text:p>
      <text:p text:style-name="Standard">val_kappa: 0.7065</text:p>
      <text:p text:style-name="Standard">Validation Kappa has improved. Saving model.</text:p>
      <text:p text:style-name="Standard">Epoch 15/30</text:p>
      <text:p text:style-name="Standard">707/707 [==============================] - 116s 164ms/step - loss: 0.6685 - acc: 0.6728 - val_loss: 1.2536 - val_acc: 0.6832</text:p>
      <text:p text:style-name="Standard">val_kappa: 0.7141</text:p>
      <text:p text:style-name="Standard">Validation Kappa has improved. Saving model.</text:p>
      <text:p text:style-name="Standard">Epoch 16/30</text:p>
      <text:p text:style-name="Standard">707/707 [==============================] - 116s 164ms/step - loss: 0.6388 - acc: 0.6714 - val_loss: 1.2428 - val_acc: 0.6810</text:p>
      <text:p text:style-name="Standard">val_kappa: 0.7010</text:p>
      <text:p text:style-name="Standard">Epoch 17/30</text:p>
      <text:p text:style-name="Standard">707/707 [==============================] - 116s 164ms/step - loss: 0.6305 - acc: 0.6757 - val_loss: 1.2314 - val_acc: 0.6602</text:p>
      <text:p text:style-name="Standard">val_kappa: 0.7144</text:p>
      <text:p text:style-name="Standard">Validation Kappa has improved. Saving model.</text:p>
      <text:p text:style-name="Standard">Epoch 18/30</text:p>
      <text:p text:style-name="Standard">707/707 [==============================] - 116s 164ms/step - loss: 0.6191 - acc: 0.6775 - val_loss: 1.2212 - val_acc: 0.6489</text:p>
      <text:p text:style-name="Standard">val_kappa: 0.7152</text:p>
      <text:p text:style-name="Standard">Validation Kappa has improved. Saving model.</text:p>
      <text:p text:style-name="Standard">Epoch 19/30</text:p>
      <text:p text:style-name="Standard">707/707 [==============================] - 116s 164ms/step - loss: 0.5958 - acc: 0.6749 - val_loss: 1.2106 - val_acc: 0.7026</text:p>
      <text:p text:style-name="Standard">val_kappa: 0.7101</text:p>
      <text:p text:style-name="Standard">Epoch 20/30</text:p>
      <text:p text:style-name="Standard">707/707 [==============================] - 116s 164ms/step - loss: 0.5794 - acc: 0.6771 - val_loss: 1.2011 - val_acc: 0.6874</text:p>
      <text:p text:style-name="Standard">val_kappa: 0.7274</text:p>
      <text:p text:style-name="Standard">Validation Kappa has improved. Saving model.</text:p>
      <text:p text:style-name="Standard">Epoch 21/30</text:p>
      <text:p text:style-name="Standard">707/707 [==============================] - 116s 164ms/step - loss: 0.5627 - acc: 0.6718 - val_loss: 1.1924 - val_acc: 0.6870</text:p>
      <text:p text:style-name="Standard">val_kappa: 0.7293</text:p>
      <text:p text:style-name="Standard">Validation Kappa has improved. Saving model.</text:p>
      <text:p text:style-name="Standard">Epoch 22/30</text:p>
      <text:p text:style-name="Standard">707/707 [==============================] - 116s 164ms/step - loss: 0.5627 - acc: 0.6693 - val_loss: 1.1835 - val_acc: 0.6722</text:p>
      <text:p text:style-name="Standard">val_kappa: 0.7211</text:p>
      <text:p text:style-name="Standard">Epoch 23/30</text:p>
      <text:p text:style-name="Standard">707/707 [==============================] - 116s 164ms/step - loss: 0.5417 - acc: 0.6736 - val_loss: 1.1753 - val_acc: 0.6224</text:p>
      <text:p text:style-name="Standard"><text:soft-page-break/>val_kappa: 0.7196</text:p>
      <text:p text:style-name="Standard">Epoch 24/30</text:p>
      <text:p text:style-name="Standard">707/707 [==============================] - 116s 164ms/step - loss: 0.5293 - acc: 0.6762 - val_loss: 1.1675 - val_acc: 0.7266</text:p>
      <text:p text:style-name="Standard">val_kappa: 0.7044</text:p>
      <text:p text:style-name="Standard">Epoch 25/30</text:p>
      <text:p text:style-name="Standard">707/707 [==============================] - 116s 164ms/step - loss: 0.5150 - acc: 0.6875 - val_loss: 1.1599 - val_acc: 0.7089</text:p>
      <text:p text:style-name="Standard">val_kappa: 0.7266</text:p>
      <text:p text:style-name="Standard">Epoch 26/30</text:p>
      <text:p text:style-name="Standard">707/707 [==============================] - 116s 164ms/step - loss: 0.5124 - acc: 0.6743 - val_loss: 1.1521 - val_acc: 0.7160</text:p>
      <text:p text:style-name="Standard">val_kappa: 0.6497</text:p>
      <text:p text:style-name="Standard">Epoch 27/30</text:p>
      <text:p text:style-name="Standard">707/707 [==============================] - 116s 164ms/step - loss: 0.5015 - acc: 0.6757 - val_loss: 1.1450 - val_acc: 0.6676</text:p>
      <text:p text:style-name="Standard">val_kappa: 0.7179</text:p>
      <text:p text:style-name="Standard">Epoch 28/30</text:p>
      <text:p text:style-name="Standard">707/707 [==============================] - 116s 164ms/step - loss: 0.4992 - acc: 0.6713 - val_loss: 1.1379 - val_acc: 0.7015</text:p>
      <text:p text:style-name="Standard">val_kappa: 0.7148</text:p>
      <text:p text:style-name="Standard">Epoch 29/30</text:p>
      <text:p text:style-name="Standard">707/707 [==============================] - 116s 164ms/step - loss: 0.4764 - acc: 0.6839 - val_loss: 1.1327 - val_acc: 0.7185</text:p>
      <text:p text:style-name="Standard">val_kappa: 0.7239</text:p>
      <text:p text:style-name="Standard">Epoch 30/30</text:p>
      <text:p text:style-name="Standard">707/707 [==============================] - 116s 164ms/step - loss: 0.4689 - acc: 0.6858 - val_loss: 1.1256 - val_acc: 0.6973</text:p>
      <text:p text:style-name="Standard">val_kappa: 0.7296</text:p>
      <text:p text:style-name="Standard">Validation Kappa has improved. Saving model.</text:p>
      <text:p text:style-name="Standard">Traceback (most recent call last):</text:p>
      <text:p text:style-name="Standard"><text:s text:c="2"/>File "train.py", line 127, in &lt;module&gt;</text:p>
      <text:p text:style-name="Standard"><text:s text:c="4"/>model = load_model(os.path.join(model_path, model_name) + '_best.h5')</text:p>
      <text:p text:style-name="Standard"><text:s text:c="2"/>File "/home/mike/anaconda3/envs/tfgpu/lib/python3.7/site-packages/keras/engine/saving.py", line 419, in load_model</text:p>
      <text:p text:style-name="Standard"><text:s text:c="4"/>model = _deserialize_model(f, custom_objects, compile)</text:p>
      <text:p text:style-name="Standard"><text:s text:c="2"/>File "/home/mike/anaconda3/envs/tfgpu/lib/python3.7/site-packages/keras/engine/saving.py", line 312, in _deserialize_model</text:p>
      <text:p text:style-name="Standard"><text:s text:c="4"/>sample_weight_mode=sample_weight_mode)</text:p>
      <text:p text:style-name="Standard"><text:s text:c="2"/>File "/home/mike/anaconda3/envs/tfgpu/lib/python3.7/site-packages/keras/engine/training.py", line 139, in compile</text:p>
      <text:p text:style-name="Standard"><text:s text:c="4"/>loss_function = losses.get(loss)</text:p>
      <text:p text:style-name="Standard"><text:s text:c="2"/>File "/home/mike/anaconda3/envs/tfgpu/lib/python3.7/site-packages/keras/losses.py", line 133, in get</text:p>
      <text:p text:style-name="Standard"><text:s text:c="4"/>return deserialize(identifier)</text:p>
      <text:p text:style-name="Standard"><text:s text:c="2"/>File "/home/mike/anaconda3/envs/tfgpu/lib/python3.7/site-packages/keras/losses.py", line 114, in deserialize</text:p>
      <text:p text:style-name="Standard"><text:s text:c="4"/>printable_module_name='loss function')</text:p>
      <text:p text:style-name="Standard"><text:s text:c="2"/>File "/home/mike/anaconda3/envs/tfgpu/lib/python3.7/site-packages/keras/utils/generic_utils.py", line 165, in deserialize_keras_object</text:p>
      <text:p text:style-name="Standard"><text:s text:c="4"/>':' + function_name)</text:p>
      <text:p text:style-name="Standard">ValueError: Unknown loss function:kappa_lo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08:15:00.074021467</meta:creation-date>
    <dc:date>2019-07-26T08:15:50.095797732</dc:date>
    <meta:editing-duration>PT50S</meta:editing-duration>
    <meta:editing-cycles>1</meta:editing-cycles>
    <meta:document-statistic meta:table-count="0" meta:image-count="0" meta:object-count="0" meta:page-count="15" meta:paragraph-count="527" meta:word-count="3835" meta:character-count="35937" meta:non-whitespace-character-count="32375"/>
    <meta:generator>LibreOffice/6.0.7.3$Linux_X86_64 LibreOffice_project/00m0$Build-3</meta:generator>
  </office:meta>
</office:document-meta>
</file>